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5.30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u Sayyaf</text:p>
          </table:table-cell>
          <table:table-cell office:value-type="string" calcext:value-type="string">
            <text:p>ff0000</text:p>
          </table:table-cell>
          <table:table-cell/>
          <table:table-cell table:formula="of:=COM.MICROSOFT.CONCAT([.A1];&quot;:{name:'&quot;;[.B1];&quot;',color:'#&quot;;[.C1];&quot;'}&quot;)" office:value-type="string" office:string-value="1:{name:'Abu Sayyaf',color:'#ff0000'}" calcext:value-type="string">
            <text:p>1:{name:'Abu Sayyaf',color:'#ff0000'}</text:p>
          </table:table-cell>
          <table:table-cell/>
          <table:table-cell table:formula="of:=CONCATENATE(&quot;'#&quot;;[.C1];&quot;',&quot;)" office:value-type="string" office:string-value="'#ff0000'," calcext:value-type="string">
            <text:p>'#ff0000'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b03060</text:p>
          </table:table-cell>
          <table:table-cell/>
          <table:table-cell table:formula="of:=COM.MICROSOFT.CONCAT([.A2];&quot;:{name:'&quot;;[.B2];&quot;',color:'#&quot;;[.C2];&quot;'}&quot;)" office:value-type="string" office:string-value="2:{name:'AFP',color:'#b03060'}" calcext:value-type="string">
            <text:p>2:{name:'AFP',color:'#b03060'}</text:p>
          </table:table-cell>
          <table:table-cell/>
          <table:table-cell table:formula="of:=CONCATENATE(&quot;'#&quot;;[.C2];&quot;',&quot;)" office:value-type="string" office:string-value="'#b03060'," calcext:value-type="string">
            <text:p>'#b03060'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FF/BIFM</text:p>
          </table:table-cell>
          <table:table-cell office:value-type="float" office:value="800080" calcext:value-type="float">
            <text:p>800080</text:p>
          </table:table-cell>
          <table:table-cell/>
          <table:table-cell table:formula="of:=COM.MICROSOFT.CONCAT([.A3];&quot;:{name:'&quot;;[.B3];&quot;',color:'#&quot;;[.C3];&quot;'}&quot;)" office:value-type="string" office:string-value="3:{name:'BIFF/BIFM',color:'#800080'}" calcext:value-type="string">
            <text:p>3:{name:'BIFF/BIFM',color:'#800080'}</text:p>
          </table:table-cell>
          <table:table-cell/>
          <table:table-cell table:formula="of:=CONCATENATE(&quot;'#&quot;;[.C3];&quot;',&quot;)" office:value-type="string" office:string-value="'#800080'," calcext:value-type="string">
            <text:p>'#800080'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rmer rebels</text:p>
          </table:table-cell>
          <table:table-cell office:value-type="string" calcext:value-type="string">
            <text:p>8fbc8f</text:p>
          </table:table-cell>
          <table:table-cell/>
          <table:table-cell table:formula="of:=COM.MICROSOFT.CONCAT([.A4];&quot;:{name:'&quot;;[.B4];&quot;',color:'#&quot;;[.C4];&quot;'}&quot;)" office:value-type="string" office:string-value="4:{name:'Former rebels',color:'#8fbc8f'}" calcext:value-type="string">
            <text:p>4:{name:'Former rebels',color:'#8fbc8f'}</text:p>
          </table:table-cell>
          <table:table-cell/>
          <table:table-cell table:formula="of:=CONCATENATE(&quot;'#&quot;;[.C4];&quot;',&quot;)" office:value-type="string" office:string-value="'#8fbc8f'," calcext:value-type="string">
            <text:p>'#8fbc8f'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ng</text:p>
          </table:table-cell>
          <table:table-cell office:value-type="string" calcext:value-type="string">
            <text:p>00008b</text:p>
          </table:table-cell>
          <table:table-cell/>
          <table:table-cell table:formula="of:=COM.MICROSOFT.CONCAT([.A5];&quot;:{name:'&quot;;[.B5];&quot;',color:'#&quot;;[.C5];&quot;'}&quot;)" office:value-type="string" office:string-value="5:{name:'Gang',color:'#00008b'}" calcext:value-type="string">
            <text:p>5:{name:'Gang',color:'#00008b'}</text:p>
          </table:table-cell>
          <table:table-cell/>
          <table:table-cell table:formula="of:=CONCATENATE(&quot;'#&quot;;[.C5];&quot;',&quot;)" office:value-type="string" office:string-value="'#00008b'," calcext:value-type="string">
            <text:p>'#00008b'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emaah Islamiyah</text:p>
          </table:table-cell>
          <table:table-cell office:value-type="string" calcext:value-type="string">
            <text:p>9acd32</text:p>
          </table:table-cell>
          <table:table-cell/>
          <table:table-cell table:formula="of:=COM.MICROSOFT.CONCAT([.A6];&quot;:{name:'&quot;;[.B6];&quot;',color:'#&quot;;[.C6];&quot;'}&quot;)" office:value-type="string" office:string-value="6:{name:'Jemaah Islamiyah',color:'#9acd32'}" calcext:value-type="string">
            <text:p>6:{name:'Jemaah Islamiyah',color:'#9acd32'}</text:p>
          </table:table-cell>
          <table:table-cell/>
          <table:table-cell table:formula="of:=CONCATENATE(&quot;'#&quot;;[.C6];&quot;',&quot;)" office:value-type="string" office:string-value="'#9acd32'," calcext:value-type="string">
            <text:p>'#9acd32'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LF</text:p>
          </table:table-cell>
          <table:table-cell office:value-type="string" calcext:value-type="string">
            <text:p>4682b4</text:p>
          </table:table-cell>
          <table:table-cell/>
          <table:table-cell table:formula="of:=COM.MICROSOFT.CONCAT([.A7];&quot;:{name:'&quot;;[.B7];&quot;',color:'#&quot;;[.C7];&quot;'}&quot;)" office:value-type="string" office:string-value="7:{name:'MILF',color:'#4682b4'}" calcext:value-type="string">
            <text:p>7:{name:'MILF',color:'#4682b4'}</text:p>
          </table:table-cell>
          <table:table-cell/>
          <table:table-cell table:formula="of:=CONCATENATE(&quot;'#&quot;;[.C7];&quot;',&quot;)" office:value-type="string" office:string-value="'#4682b4'," calcext:value-type="string">
            <text:p>'#4682b4'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NLF</text:p>
          </table:table-cell>
          <table:table-cell office:value-type="string" calcext:value-type="string">
            <text:p>cd853f</text:p>
          </table:table-cell>
          <table:table-cell/>
          <table:table-cell table:formula="of:=COM.MICROSOFT.CONCAT([.A8];&quot;:{name:'&quot;;[.B8];&quot;',color:'#&quot;;[.C8];&quot;'}&quot;)" office:value-type="string" office:string-value="8:{name:'MNLF',color:'#cd853f'}" calcext:value-type="string">
            <text:p>8:{name:'MNLF',color:'#cd853f'}</text:p>
          </table:table-cell>
          <table:table-cell/>
          <table:table-cell table:formula="of:=CONCATENATE(&quot;'#&quot;;[.C8];&quot;',&quot;)" office:value-type="string" office:string-value="'#cd853f'," calcext:value-type="string">
            <text:p>'#cd853f'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A</text:p>
          </table:table-cell>
          <table:table-cell office:value-type="float" office:value="8080" calcext:value-type="float">
            <text:p>8080</text:p>
          </table:table-cell>
          <table:table-cell/>
          <table:table-cell table:formula="of:=COM.MICROSOFT.CONCAT([.A9];&quot;:{name:'&quot;;[.B9];&quot;',color:'#&quot;;[.C9];&quot;'}&quot;)" office:value-type="string" office:string-value="9:{name:'NPA',color:'#8080'}" calcext:value-type="string">
            <text:p>9:{name:'NPA',color:'#8080'}</text:p>
          </table:table-cell>
          <table:table-cell/>
          <table:table-cell table:formula="of:=CONCATENATE(&quot;'#&quot;;[.C9];&quot;',&quot;)" office:value-type="string" office:string-value="'#8080'," calcext:value-type="string">
            <text:p>'#8080'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rganized syndicates</text:p>
          </table:table-cell>
          <table:table-cell office:value-type="string" calcext:value-type="string">
            <text:p>483d8b</text:p>
          </table:table-cell>
          <table:table-cell/>
          <table:table-cell table:formula="of:=COM.MICROSOFT.CONCAT([.A10];&quot;:{name:'&quot;;[.B10];&quot;',color:'#&quot;;[.C10];&quot;'}&quot;)" office:value-type="string" office:string-value="10:{name:'Organized syndicates',color:'#483d8b'}" calcext:value-type="string">
            <text:p>10:{name:'Organized syndicates',color:'#483d8b'}</text:p>
          </table:table-cell>
          <table:table-cell/>
          <table:table-cell table:formula="of:=CONCATENATE(&quot;'#&quot;;[.C10];&quot;',&quot;)" office:value-type="string" office:string-value="'#483d8b'," calcext:value-type="string">
            <text:p>'#483d8b'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ther paramilitary</text:p>
          </table:table-cell>
          <table:table-cell office:value-type="float" office:value="808000" calcext:value-type="float">
            <text:p>808000</text:p>
          </table:table-cell>
          <table:table-cell/>
          <table:table-cell table:formula="of:=COM.MICROSOFT.CONCAT([.A11];&quot;:{name:'&quot;;[.B11];&quot;',color:'#&quot;;[.C11];&quot;'}&quot;)" office:value-type="string" office:string-value="11:{name:'Other paramilitary',color:'#808000'}" calcext:value-type="string">
            <text:p>11:{name:'Other paramilitary',color:'#808000'}</text:p>
          </table:table-cell>
          <table:table-cell/>
          <table:table-cell table:formula="of:=CONCATENATE(&quot;'#&quot;;[.C11];&quot;',&quot;)" office:value-type="string" office:string-value="'#808000'," calcext:value-type="string">
            <text:p>'#808000'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ramilitary</text:p>
          </table:table-cell>
          <table:table-cell office:value-type="string" calcext:value-type="string">
            <text:p>7f0000</text:p>
          </table:table-cell>
          <table:table-cell/>
          <table:table-cell table:formula="of:=COM.MICROSOFT.CONCAT([.A12];&quot;:{name:'&quot;;[.B12];&quot;',color:'#&quot;;[.C12];&quot;'}&quot;)" office:value-type="string" office:string-value="12:{name:'Paramilitary',color:'#7f0000'}" calcext:value-type="string">
            <text:p>12:{name:'Paramilitary',color:'#7f0000'}</text:p>
          </table:table-cell>
          <table:table-cell/>
          <table:table-cell table:formula="of:=CONCATENATE(&quot;'#&quot;;[.C12];&quot;',&quot;)" office:value-type="string" office:string-value="'#7f0000'," calcext:value-type="string">
            <text:p>'#7f0000'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irates</text:p>
          </table:table-cell>
          <table:table-cell table:style-name="Default" office:value-type="string" calcext:value-type="string">
            <text:p>228b22</text:p>
          </table:table-cell>
          <table:table-cell/>
          <table:table-cell table:formula="of:=COM.MICROSOFT.CONCAT([.A13];&quot;:{name:'&quot;;[.B13];&quot;',color:'#&quot;;[.C13];&quot;'}&quot;)" office:value-type="string" office:string-value="13:{name:'Pirates',color:'#228b22'}" calcext:value-type="string">
            <text:p>13:{name:'Pirates',color:'#228b22'}</text:p>
          </table:table-cell>
          <table:table-cell/>
          <table:table-cell table:formula="of:=CONCATENATE(&quot;'#&quot;;[.C13];&quot;',&quot;)" office:value-type="string" office:string-value="'#228b22'," calcext:value-type="string">
            <text:p>'#228b22'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NP</text:p>
          </table:table-cell>
          <table:table-cell office:value-type="string" calcext:value-type="string">
            <text:p>dcdcdc</text:p>
          </table:table-cell>
          <table:table-cell/>
          <table:table-cell table:formula="of:=COM.MICROSOFT.CONCAT([.A14];&quot;:{name:'&quot;;[.B14];&quot;',color:'#&quot;;[.C14];&quot;'}&quot;)" office:value-type="string" office:string-value="14:{name:'PNP',color:'#dcdcdc'}" calcext:value-type="string">
            <text:p>14:{name:'PNP',color:'#dcdcdc'}</text:p>
          </table:table-cell>
          <table:table-cell/>
          <table:table-cell table:formula="of:=CONCATENATE(&quot;'#&quot;;[.C14];&quot;',&quot;)" office:value-type="string" office:string-value="'#dcdcdc'," calcext:value-type="string">
            <text:p>'#dcdcdc'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rivate armed groups</text:p>
          </table:table-cell>
          <table:table-cell office:value-type="string" calcext:value-type="string">
            <text:p>556b2f</text:p>
          </table:table-cell>
          <table:table-cell/>
          <table:table-cell table:formula="of:=COM.MICROSOFT.CONCAT([.A15];&quot;:{name:'&quot;;[.B15];&quot;',color:'#&quot;;[.C15];&quot;'}&quot;)" office:value-type="string" office:string-value="15:{name:'Private armed groups',color:'#556b2f'}" calcext:value-type="string">
            <text:p>15:{name:'Private armed groups',color:'#556b2f'}</text:p>
          </table:table-cell>
          <table:table-cell/>
          <table:table-cell table:formula="of:=CONCATENATE(&quot;'#&quot;;[.C15];&quot;',&quot;)" office:value-type="string" office:string-value="'#556b2f'," calcext:value-type="string">
            <text:p>'#556b2f'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ivilian</text:p>
          </table:table-cell>
          <table:table-cell office:value-type="float" office:value="696969" calcext:value-type="float">
            <text:p>696969</text:p>
          </table:table-cell>
          <table:table-cell/>
          <table:table-cell table:formula="of:=COM.MICROSOFT.CONCAT([.A16];&quot;:{name:'&quot;;[.B16];&quot;',color:'#&quot;;[.C16];&quot;'}&quot;)" office:value-type="string" office:string-value="16:{name:'Civilian',color:'#696969'}" calcext:value-type="string">
            <text:p>16:{name:'Civilian',color:'#696969'}</text:p>
          </table:table-cell>
          <table:table-cell/>
          <table:table-cell table:formula="of:=CONCATENATE(&quot;'#&quot;;[.C16];&quot;',&quot;)" office:value-type="string" office:string-value="'#696969'," calcext:value-type="string">
            <text:p>'#696969'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usiness - agribusiness</text:p>
          </table:table-cell>
          <table:table-cell office:value-type="string" calcext:value-type="string">
            <text:p>00ced1</text:p>
          </table:table-cell>
          <table:table-cell/>
          <table:table-cell table:formula="of:=COM.MICROSOFT.CONCAT([.A17];&quot;:{name:'&quot;;[.B17];&quot;',color:'#&quot;;[.C17];&quot;'}&quot;)" office:value-type="string" office:string-value="19:{name:'Business - agribusiness',color:'#00ced1'}" calcext:value-type="string">
            <text:p>19:{name:'Business - agribusiness',color:'#00ced1'}</text:p>
          </table:table-cell>
          <table:table-cell/>
          <table:table-cell table:formula="of:=CONCATENATE(&quot;'#&quot;;[.C17];&quot;',&quot;)" office:value-type="string" office:string-value="'#00ced1'," calcext:value-type="string">
            <text:p>'#00ced1'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usiness - construction</text:p>
          </table:table-cell>
          <table:table-cell office:value-type="string" calcext:value-type="string">
            <text:p>ffa500</text:p>
          </table:table-cell>
          <table:table-cell/>
          <table:table-cell table:formula="of:=COM.MICROSOFT.CONCAT([.A18];&quot;:{name:'&quot;;[.B18];&quot;',color:'#&quot;;[.C18];&quot;'}&quot;)" office:value-type="string" office:string-value="20:{name:'Business - construction',color:'#ffa500'}" calcext:value-type="string">
            <text:p>20:{name:'Business - construction',color:'#ffa500'}</text:p>
          </table:table-cell>
          <table:table-cell/>
          <table:table-cell table:formula="of:=CONCATENATE(&quot;'#&quot;;[.C18];&quot;',&quot;)" office:value-type="string" office:string-value="'#ffa500'," calcext:value-type="string">
            <text:p>'#ffa500'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usiness - mining</text:p>
          </table:table-cell>
          <table:table-cell office:value-type="string" calcext:value-type="string">
            <text:p>ffff00</text:p>
          </table:table-cell>
          <table:table-cell/>
          <table:table-cell table:formula="of:=COM.MICROSOFT.CONCAT([.A19];&quot;:{name:'&quot;;[.B19];&quot;',color:'#&quot;;[.C19];&quot;'}&quot;)" office:value-type="string" office:string-value="21:{name:'Business - mining',color:'#ffff00'}" calcext:value-type="string">
            <text:p>21:{name:'Business - mining',color:'#ffff00'}</text:p>
          </table:table-cell>
          <table:table-cell/>
          <table:table-cell table:formula="of:=CONCATENATE(&quot;'#&quot;;[.C19];&quot;',&quot;)" office:value-type="string" office:string-value="'#ffff00'," calcext:value-type="string">
            <text:p>'#ffff00'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usiness - commercial</text:p>
          </table:table-cell>
          <table:table-cell office:value-type="string" calcext:value-type="string">
            <text:p>7fff00</text:p>
          </table:table-cell>
          <table:table-cell/>
          <table:table-cell table:formula="of:=COM.MICROSOFT.CONCAT([.A20];&quot;:{name:'&quot;;[.B20];&quot;',color:'#&quot;;[.C20];&quot;'}&quot;)" office:value-type="string" office:string-value="22:{name:'Business - commercial',color:'#7fff00'}" calcext:value-type="string">
            <text:p>22:{name:'Business - commercial',color:'#7fff00'}</text:p>
          </table:table-cell>
          <table:table-cell/>
          <table:table-cell table:formula="of:=CONCATENATE(&quot;'#&quot;;[.C20];&quot;',&quot;)" office:value-type="string" office:string-value="'#7fff00'," calcext:value-type="string">
            <text:p>'#7fff00'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usiness - telecommunications</text:p>
          </table:table-cell>
          <table:table-cell office:value-type="string" calcext:value-type="string">
            <text:p>00ff7f</text:p>
          </table:table-cell>
          <table:table-cell/>
          <table:table-cell table:formula="of:=COM.MICROSOFT.CONCAT([.A21];&quot;:{name:'&quot;;[.B21];&quot;',color:'#&quot;;[.C21];&quot;'}&quot;)" office:value-type="string" office:string-value="23:{name:'Business - telecommunications',color:'#00ff7f'}" calcext:value-type="string">
            <text:p>23:{name:'Business - telecommunications',color:'#00ff7f'}</text:p>
          </table:table-cell>
          <table:table-cell/>
          <table:table-cell table:formula="of:=CONCATENATE(&quot;'#&quot;;[.C21];&quot;',&quot;)" office:value-type="string" office:string-value="'#00ff7f'," calcext:value-type="string">
            <text:p>'#00ff7f'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dc143c</text:p>
          </table:table-cell>
          <table:table-cell/>
          <table:table-cell table:formula="of:=COM.MICROSOFT.CONCAT([.A22];&quot;:{name:'&quot;;[.B22];&quot;',color:'#&quot;;[.C22];&quot;'}&quot;)" office:value-type="string" office:string-value="24:{name:'Children',color:'#dc143c'}" calcext:value-type="string">
            <text:p>24:{name:'Children',color:'#dc143c'}</text:p>
          </table:table-cell>
          <table:table-cell/>
          <table:table-cell table:formula="of:=CONCATENATE(&quot;'#&quot;;[.C22];&quot;',&quot;)" office:value-type="string" office:string-value="'#dc143c'," calcext:value-type="string">
            <text:p>'#dc143c'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usiness - logging</text:p>
          </table:table-cell>
          <table:table-cell office:value-type="string" calcext:value-type="string">
            <text:p>0000ff</text:p>
          </table:table-cell>
          <table:table-cell/>
          <table:table-cell table:formula="of:=COM.MICROSOFT.CONCAT([.A23];&quot;:{name:'&quot;;[.B23];&quot;',color:'#&quot;;[.C23];&quot;'}&quot;)" office:value-type="string" office:string-value="25:{name:'Business - logging',color:'#0000ff'}" calcext:value-type="string">
            <text:p>25:{name:'Business - logging',color:'#0000ff'}</text:p>
          </table:table-cell>
          <table:table-cell/>
          <table:table-cell table:formula="of:=CONCATENATE(&quot;'#&quot;;[.C23];&quot;',&quot;)" office:value-type="string" office:string-value="'#0000ff'," calcext:value-type="string">
            <text:p>'#0000ff'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usiness - trucking</text:p>
          </table:table-cell>
          <table:table-cell office:value-type="string" calcext:value-type="string">
            <text:p>a020f0</text:p>
          </table:table-cell>
          <table:table-cell/>
          <table:table-cell table:formula="of:=COM.MICROSOFT.CONCAT([.A24];&quot;:{name:'&quot;;[.B24];&quot;',color:'#&quot;;[.C24];&quot;'}&quot;)" office:value-type="string" office:string-value="26:{name:'Business - trucking',color:'#a020f0'}" calcext:value-type="string">
            <text:p>26:{name:'Business - trucking',color:'#a020f0'}</text:p>
          </table:table-cell>
          <table:table-cell/>
          <table:table-cell table:formula="of:=CONCATENATE(&quot;'#&quot;;[.C24];&quot;',&quot;)" office:value-type="string" office:string-value="'#a020f0'," calcext:value-type="string">
            <text:p>'#a020f0'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usiness - livestock</text:p>
          </table:table-cell>
          <table:table-cell office:value-type="string" calcext:value-type="string">
            <text:p>ff00ff</text:p>
          </table:table-cell>
          <table:table-cell/>
          <table:table-cell table:formula="of:=COM.MICROSOFT.CONCAT([.A25];&quot;:{name:'&quot;;[.B25];&quot;',color:'#&quot;;[.C25];&quot;'}&quot;)" office:value-type="string" office:string-value="27:{name:'Business - livestock',color:'#ff00ff'}" calcext:value-type="string">
            <text:p>27:{name:'Business - livestock',color:'#ff00ff'}</text:p>
          </table:table-cell>
          <table:table-cell/>
          <table:table-cell table:formula="of:=CONCATENATE(&quot;'#&quot;;[.C25];&quot;',&quot;)" office:value-type="string" office:string-value="'#ff00ff'," calcext:value-type="string">
            <text:p>'#ff00ff'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usiness - unspecified</text:p>
          </table:table-cell>
          <table:table-cell office:value-type="string" calcext:value-type="string">
            <text:p>1e90ff</text:p>
          </table:table-cell>
          <table:table-cell/>
          <table:table-cell table:formula="of:=COM.MICROSOFT.CONCAT([.A26];&quot;:{name:'&quot;;[.B26];&quot;',color:'#&quot;;[.C26];&quot;'}&quot;)" office:value-type="string" office:string-value="28:{name:'Business - unspecified',color:'#1e90ff'}" calcext:value-type="string">
            <text:p>28:{name:'Business - unspecified',color:'#1e90ff'}</text:p>
          </table:table-cell>
          <table:table-cell/>
          <table:table-cell table:formula="of:=CONCATENATE(&quot;'#&quot;;[.C26];&quot;',&quot;)" office:value-type="string" office:string-value="'#1e90ff'," calcext:value-type="string">
            <text:p>'#1e90ff'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amily/clan</text:p>
          </table:table-cell>
          <table:table-cell office:value-type="string" calcext:value-type="string">
            <text:p>fa8072</text:p>
          </table:table-cell>
          <table:table-cell/>
          <table:table-cell table:formula="of:=COM.MICROSOFT.CONCAT([.A27];&quot;:{name:'&quot;;[.B27];&quot;',color:'#&quot;;[.C27];&quot;'}&quot;)" office:value-type="string" office:string-value="29:{name:'Family/clan',color:'#fa8072'}" calcext:value-type="string">
            <text:p>29:{name:'Family/clan',color:'#fa8072'}</text:p>
          </table:table-cell>
          <table:table-cell/>
          <table:table-cell table:formula="of:=CONCATENATE(&quot;'#&quot;;[.C27];&quot;',&quot;)" office:value-type="string" office:string-value="'#fa8072'," calcext:value-type="string">
            <text:p>'#fa8072'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overnment-agencies</text:p>
          </table:table-cell>
          <table:table-cell office:value-type="string" calcext:value-type="string">
            <text:p>dda0dd</text:p>
          </table:table-cell>
          <table:table-cell/>
          <table:table-cell table:formula="of:=COM.MICROSOFT.CONCAT([.A28];&quot;:{name:'&quot;;[.B28];&quot;',color:'#&quot;;[.C28];&quot;'}&quot;)" office:value-type="string" office:string-value="30:{name:'Government-agencies',color:'#dda0dd'}" calcext:value-type="string">
            <text:p>30:{name:'Government-agencies',color:'#dda0dd'}</text:p>
          </table:table-cell>
          <table:table-cell/>
          <table:table-cell table:formula="of:=CONCATENATE(&quot;'#&quot;;[.C28];&quot;',&quot;)" office:value-type="string" office:string-value="'#dda0dd'," calcext:value-type="string">
            <text:p>'#dda0dd'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overnment-LGU</text:p>
          </table:table-cell>
          <table:table-cell office:value-type="string" calcext:value-type="string">
            <text:p>ff1493</text:p>
          </table:table-cell>
          <table:table-cell/>
          <table:table-cell table:formula="of:=COM.MICROSOFT.CONCAT([.A29];&quot;:{name:'&quot;;[.B29];&quot;',color:'#&quot;;[.C29];&quot;'}&quot;)" office:value-type="string" office:string-value="31:{name:'Government-LGU',color:'#ff1493'}" calcext:value-type="string">
            <text:p>31:{name:'Government-LGU',color:'#ff1493'}</text:p>
          </table:table-cell>
          <table:table-cell/>
          <table:table-cell table:formula="of:=CONCATENATE(&quot;'#&quot;;[.C29];&quot;',&quot;)" office:value-type="string" office:string-value="'#ff1493'," calcext:value-type="string">
            <text:p>'#ff1493'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ribal leader</text:p>
          </table:table-cell>
          <table:table-cell office:value-type="string" calcext:value-type="string">
            <text:p>7b68ee</text:p>
          </table:table-cell>
          <table:table-cell/>
          <table:table-cell table:formula="of:=COM.MICROSOFT.CONCAT([.A30];&quot;:{name:'&quot;;[.B30];&quot;',color:'#&quot;;[.C30];&quot;'}&quot;)" office:value-type="string" office:string-value="32:{name:'Tribal leader',color:'#7b68ee'}" calcext:value-type="string">
            <text:p>32:{name:'Tribal leader',color:'#7b68ee'}</text:p>
          </table:table-cell>
          <table:table-cell/>
          <table:table-cell table:formula="of:=CONCATENATE(&quot;'#&quot;;[.C30];&quot;',&quot;)" office:value-type="string" office:string-value="'#7b68ee'," calcext:value-type="string">
            <text:p>'#7b68ee'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ndigenous peoples</text:p>
          </table:table-cell>
          <table:table-cell office:value-type="string" calcext:value-type="string">
            <text:p>ee82ee</text:p>
          </table:table-cell>
          <table:table-cell/>
          <table:table-cell table:formula="of:=COM.MICROSOFT.CONCAT([.A31];&quot;:{name:'&quot;;[.B31];&quot;',color:'#&quot;;[.C31];&quot;'}&quot;)" office:value-type="string" office:string-value="33:{name:'Indigenous peoples',color:'#ee82ee'}" calcext:value-type="string">
            <text:p>33:{name:'Indigenous peoples',color:'#ee82ee'}</text:p>
          </table:table-cell>
          <table:table-cell/>
          <table:table-cell table:formula="of:=CONCATENATE(&quot;'#&quot;;[.C31];&quot;',&quot;)" office:value-type="string" office:string-value="'#ee82ee'," calcext:value-type="string">
            <text:p>'#ee82ee'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aute Group</text:p>
          </table:table-cell>
          <table:table-cell office:value-type="string" calcext:value-type="string">
            <text:p>98fb98</text:p>
          </table:table-cell>
          <table:table-cell/>
          <table:table-cell table:formula="of:=COM.MICROSOFT.CONCAT([.A32];&quot;:{name:'&quot;;[.B32];&quot;',color:'#&quot;;[.C32];&quot;'}&quot;)" office:value-type="string" office:string-value="34:{name:'Maute Group',color:'#98fb98'}" calcext:value-type="string">
            <text:p>34:{name:'Maute Group',color:'#98fb98'}</text:p>
          </table:table-cell>
          <table:table-cell/>
          <table:table-cell table:formula="of:=CONCATENATE(&quot;'#&quot;;[.C32];&quot;',&quot;)" office:value-type="string" office:string-value="'#98fb98'," calcext:value-type="string">
            <text:p>'#98fb98'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nsar Al-Khilafa</text:p>
          </table:table-cell>
          <table:table-cell office:value-type="string" calcext:value-type="string">
            <text:p>87cefa</text:p>
          </table:table-cell>
          <table:table-cell/>
          <table:table-cell table:formula="of:=COM.MICROSOFT.CONCAT([.A33];&quot;:{name:'&quot;;[.B33];&quot;',color:'#&quot;;[.C33];&quot;'}&quot;)" office:value-type="string" office:string-value="35:{name:'Ansar Al-Khilafa',color:'#87cefa'}" calcext:value-type="string">
            <text:p>35:{name:'Ansar Al-Khilafa',color:'#87cefa'}</text:p>
          </table:table-cell>
          <table:table-cell/>
          <table:table-cell table:formula="of:=CONCATENATE(&quot;'#&quot;;[.C33];&quot;',&quot;)" office:value-type="string" office:string-value="'#87cefa'," calcext:value-type="string">
            <text:p>'#87cefa'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awla Islamiya</text:p>
          </table:table-cell>
          <table:table-cell office:value-type="string" calcext:value-type="string">
            <text:p>7fffd4</text:p>
          </table:table-cell>
          <table:table-cell/>
          <table:table-cell table:formula="of:=COM.MICROSOFT.CONCAT([.A34];&quot;:{name:'&quot;;[.B34];&quot;',color:'#&quot;;[.C34];&quot;'}&quot;)" office:value-type="string" office:string-value="36:{name:'Dawla Islamiya',color:'#7fffd4'}" calcext:value-type="string">
            <text:p>36:{name:'Dawla Islamiya',color:'#7fffd4'}</text:p>
          </table:table-cell>
          <table:table-cell/>
          <table:table-cell table:formula="of:=CONCATENATE(&quot;'#&quot;;[.C34];&quot;',&quot;)" office:value-type="string" office:string-value="'#7fffd4'," calcext:value-type="string">
            <text:p>'#7fffd4',</text:p>
          </table:table-cell>
        </table:table-row>
      </table:table>
      <table:named-expressions/>
      <table:database-ranges>
        <table:database-range table:name="__Anonymous_Sheet_DB__0" table:target-range-address="Sheet1.A1:Sheet1.C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7T09:51:44.940707297</meta:creation-date>
    <dc:date>2022-07-17T16:54:31.148184565</dc:date>
    <meta:editing-duration>PT5M18S</meta:editing-duration>
    <meta:editing-cycles>2</meta:editing-cycles>
    <meta:generator>LibreOffice/7.3.4.2$Linux_X86_64 LibreOffice_project/30$Build-2</meta:generator>
    <meta:document-statistic meta:table-count="1" meta:cell-count="170" meta:object-count="0"/>
  </office:meta>
</office:document-meta>
</file>